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officeooo:rsid="001565a4" officeooo:paragraph-rsid="001565a4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1565a4" officeooo:paragraph-rsid="001565a4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rsid="001565a4" officeooo:paragraph-rsid="001565a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8pt" fo:font-weight="normal" officeooo:rsid="001565a4" officeooo:paragraph-rsid="001565a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8pt" fo:font-weight="normal" officeooo:rsid="001565a4" officeooo:paragraph-rsid="001565a4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" fo:font-size="12pt" fo:font-weight="normal" officeooo:rsid="001565a4" officeooo:paragraph-rsid="001565a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565a4" officeooo:paragraph-rsid="001565a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565a4" officeooo:paragraph-rsid="001565a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905d5" officeooo:paragraph-rsid="001905d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93e6f" officeooo:paragraph-rsid="001d88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565a4" officeooo:paragraph-rsid="001565a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565a4" officeooo:paragraph-rsid="001905d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565a4" officeooo:paragraph-rsid="001d884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normal" officeooo:rsid="002119ef" officeooo:paragraph-rsid="001c4d92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040b0" officeooo:paragraph-rsid="001c4d92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565a4" officeooo:paragraph-rsid="001c4d92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93e6f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1c4d92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22b457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Arial" fo:font-weight="normal" officeooo:rsid="00193e6f" officeooo:paragraph-rsid="00193e6f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Arial" fo:font-weight="normal" officeooo:rsid="00193e6f" officeooo:paragraph-rsid="001c4d92" style:font-weight-asian="normal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Arial" fo:font-size="12pt" fo:font-weight="normal" officeooo:rsid="001b7c19" officeooo:paragraph-rsid="001c4d9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325fc" officeooo:paragraph-rsid="001c4d92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9cb3f" officeooo:paragraph-rsid="002e52ca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officeooo:rsid="002c9b5e" officeooo:paragraph-rsid="001c4d92" style:font-weight-asian="normal" style:font-weight-complex="normal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officeooo:paragraph-rsid="00193e6f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officeooo:paragraph-rsid="001c4d9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740a" style:font-weight-asian="normal" style:font-weight-complex="normal"/>
    </style:style>
    <style:style style:name="T3" style:family="text">
      <style:text-properties fo:font-weight="normal" officeooo:rsid="001731a0" style:font-weight-asian="normal" style:font-weight-complex="normal"/>
    </style:style>
    <style:style style:name="T4" style:family="text">
      <style:text-properties fo:font-weight="normal" officeooo:rsid="00187398" style:font-weight-asian="normal" style:font-weight-complex="normal"/>
    </style:style>
    <style:style style:name="T5" style:family="text">
      <style:text-properties fo:font-weight="normal" officeooo:rsid="001905d5" style:font-weight-asian="normal" style:font-weight-complex="normal"/>
    </style:style>
    <style:style style:name="T6" style:family="text">
      <style:text-properties fo:font-weight="normal" officeooo:rsid="00193e6f" style:font-weight-asian="normal" style:font-weight-complex="normal"/>
    </style:style>
    <style:style style:name="T7" style:family="text">
      <style:text-properties fo:font-weight="normal" officeooo:rsid="0019f7f8" style:font-weight-asian="normal" style:font-weight-complex="normal"/>
    </style:style>
    <style:style style:name="T8" style:family="text">
      <style:text-properties fo:font-weight="normal" officeooo:rsid="002119ef" style:font-weight-asian="normal" style:font-weight-complex="normal"/>
    </style:style>
    <style:style style:name="T9" style:family="text">
      <style:text-properties fo:font-weight="normal" officeooo:rsid="002e52ca" style:font-weight-asian="normal" style:font-weight-complex="normal"/>
    </style:style>
    <style:style style:name="T10" style:family="text">
      <style:text-properties officeooo:rsid="001905d5"/>
    </style:style>
    <style:style style:name="T11" style:family="text">
      <style:text-properties style:font-name="Arial" fo:font-size="12pt" fo:font-weight="normal" officeooo:rsid="0019f7f8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b7c19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1c4d92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c7d8b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22b457" style:font-size-asian="10.5pt" style:font-weight-asian="normal" style:font-size-complex="12pt" style:font-weight-complex="normal"/>
    </style:style>
    <style:style style:name="T16" style:family="text">
      <style:text-properties style:font-name="Arial" fo:font-weight="normal" officeooo:rsid="00193e6f" style:font-weight-asian="normal" style:font-weight-complex="normal"/>
    </style:style>
    <style:style style:name="T17" style:family="text">
      <style:text-properties style:font-name="Arial" fo:font-weight="normal" officeooo:rsid="0019f7f8" style:font-weight-asian="normal" style:font-weight-complex="normal"/>
    </style:style>
    <style:style style:name="T18" style:family="text">
      <style:text-properties style:font-name="Arial" fo:font-weight="normal" officeooo:rsid="001c4d92" style:font-weight-asian="normal" style:font-weight-complex="normal"/>
    </style:style>
    <style:style style:name="T19" style:family="text">
      <style:text-properties style:font-name="Arial" fo:font-weight="normal" officeooo:rsid="001b7c19" style:font-weight-asian="normal" style:font-weight-complex="normal"/>
    </style:style>
    <style:style style:name="T20" style:family="text">
      <style:text-properties style:font-name="Arial" fo:font-weight="normal" officeooo:rsid="002119ef" style:font-weight-asian="normal" style:font-weight-complex="normal"/>
    </style:style>
    <style:style style:name="T21" style:family="text">
      <style:text-properties style:font-name="Arial" fo:font-weight="normal" officeooo:rsid="0022b457" style:font-weight-asian="normal" style:font-weight-complex="normal"/>
    </style:style>
    <style:style style:name="T22" style:family="text">
      <style:text-properties style:font-name="Arial" style:text-underline-style="solid" style:text-underline-width="auto" style:text-underline-color="font-color" fo:font-weight="normal" officeooo:rsid="001ec36a" style:font-weight-asian="normal" style:font-weight-complex="normal"/>
    </style:style>
    <style:style style:name="T23" style:family="text">
      <style:text-properties style:font-name="Arial" style:text-underline-style="solid" style:text-underline-width="auto" style:text-underline-color="font-color" fo:font-weight="normal" officeooo:rsid="00287e9d" style:font-weight-asian="normal" style:font-weight-complex="normal"/>
    </style:style>
    <style:style style:name="T24" style:family="text">
      <style:text-properties style:font-name="Arial" style:text-underline-style="none" fo:font-weight="normal" officeooo:rsid="001ec36a" style:font-weight-asian="normal" style:font-weight-complex="normal"/>
    </style:style>
    <style:style style:name="T25" style:family="text">
      <style:text-properties style:font-name="Arial" style:text-underline-style="none" fo:font-weight="normal" officeooo:rsid="002040b0" style:font-weight-asian="normal" style:font-weight-complex="normal"/>
    </style:style>
    <style:style style:name="T26" style:family="text">
      <style:text-properties style:font-name="Arial" style:text-underline-style="none" fo:font-weight="normal" officeooo:rsid="0022b457" style:font-weight-asian="normal" style:font-weight-complex="normal"/>
    </style:style>
    <style:style style:name="T27" style:family="text">
      <style:text-properties style:font-name="Arial" style:text-underline-style="none" fo:font-weight="normal" officeooo:rsid="002325fc" style:font-weight-asian="normal" style:font-weight-complex="normal"/>
    </style:style>
    <style:style style:name="T28" style:family="text">
      <style:text-properties style:font-name="Arial" style:text-underline-style="none" fo:font-weight="normal" officeooo:rsid="00287e9d" style:font-weight-asian="normal" style:font-weight-complex="normal"/>
    </style:style>
    <style:style style:name="T29" style:family="text">
      <style:text-properties style:font-name="Arial" style:text-underline-style="none" fo:font-weight="normal" officeooo:rsid="0029cb3f" style:font-weight-asian="normal" style:font-weight-complex="normal"/>
    </style:style>
    <style:style style:name="T30" style:family="text">
      <style:text-properties style:font-name="Arial" style:text-underline-style="none" fo:font-weight="normal" officeooo:rsid="002b9b8d" style:font-weight-asian="normal" style:font-weight-complex="normal"/>
    </style:style>
    <style:style style:name="T31" style:family="text">
      <style:text-properties style:font-name="Arial" style:text-underline-style="none" fo:font-weight="normal" officeooo:rsid="002c9b5e" style:font-weight-asian="normal" style:font-weight-complex="normal"/>
    </style:style>
    <style:style style:name="T32" style:family="text">
      <style:text-properties style:font-name="Arial" style:text-underline-style="none" fo:font-weight="bold" officeooo:rsid="002731b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normal" officeooo:rsid="00193e6f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19f7f8" style:font-weight-asian="normal" style:font-weight-complex="normal"/>
    </style:style>
    <style:style style:name="T35" style:family="text">
      <style:text-properties officeooo:rsid="002e52c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Viçosa – UFV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jeto do Jogo PacMan</text:p>
      <text:p text:style-name="P4">INF 110 – Programação 1</text:p>
      <text:p text:style-name="P5"/>
      <text:p text:style-name="P5"/>
      <text:p text:style-name="P6">Professor: André Gustavo</text:p>
      <text:p text:style-name="P6">Alunos: Ana Clara Guerra – 108205</text:p>
      <text:p text:style-name="P6">Arthur Andrade – 108219</text:p>
      <text:p text:style-name="P6">Yuri Bragine – 10819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Viçosa, agosto de 2022.</text:p>
      <text:p text:style-name="P11"><text:soft-page-break/><text:tab/>1.0 Introdução:</text:p>
      <text:p text:style-name="P11"><text:tab/><text:span text:style-name="T1">Nesse trabalho, foi desenvolvido uma versão simplificada do jogo Pacman, no qual se controla, através </text:span><text:span text:style-name="T2">das setas do teclado, o personagem </text:span><text:span text:style-name="T3">Pacman</text:span><text:span text:style-name="T2"> em um labirinto, com </text:span><text:span text:style-name="T5">a finalidade</text:span><text:span text:style-name="T2"> de coletar todas as pílulas do mapa, </text:span><text:span text:style-name="T3">sem deixar ser morto pelos fantasmas inimigos</text:span><text:span text:style-name="T2">. Para isso, foi utilizada a biblioteca Allegro, específica para criar jogos </text:span><text:span text:style-name="T3">em </text:span><text:span text:style-name="T2">2D.</text:span></text:p>
      <text:p text:style-name="P12"><text:span text:style-name="T2"><text:tab/></text:span><text:span text:style-name="T3">Tendo como objetivo reproduzir ao máximo o jogo original, foi criado um mapa de mesmo formato, </text:span><text:span text:style-name="T4">pílulas de poder por tempo limitado </text:span><text:span text:style-name="T5">que</text:span><text:span text:style-name="T4"> permit</text:span><text:span text:style-name="T5">em </text:span><text:span text:style-name="T4">o Pacman com</text:span><text:span text:style-name="T5">er</text:span><text:span text:style-name="T4"> um ou mais fantasmas</text:span><text:span text:style-name="T5">, placar de pontuação e cronometro do tempo restante do poder</text:span><text:span text:style-name="T9"> e </text:span><text:span text:style-name="T5">a cereja que aumenta a pontuação.</text:span></text:p>
      <text:p text:style-name="P9"/>
      <text:p text:style-name="P12"><text:span text:style-name="T5"><text:tab/></text:span><text:span text:style-name="T10">2.0 Desenvolvimento:</text:span></text:p>
      <text:p text:style-name="P12"><text:span text:style-name="T1"><text:tab/><text:tab/></text:span><text:span text:style-name="T33">PARTE 1</text:span><text:span text:style-name="T6">: mapa e personagens.</text:span></text:p>
      <text:p text:style-name="P17"><text:span text:style-name="T6"><text:tab/></text:span><text:span text:style-name="T16">Na construção do mapa foi criado uma matriz de 23x22 preenchida por números de 0 a 4 representando: </text:span></text:p>
      <text:list xml:id="list1977672500" text:style-name="L1">
        <text:list-item>
          <text:p text:style-name="P20">0 as pílulas; </text:p>
        </text:list-item>
        <text:list-item>
          <text:p text:style-name="P20">1 as paredes;</text:p>
        </text:list-item>
        <text:list-item>
          <text:p text:style-name="P20">2 espaços vazios;</text:p>
        </text:list-item>
        <text:list-item>
          <text:p text:style-name="P26"><text:span text:style-name="T16">3 a cereja de pontuação </text:span><text:span text:style-name="T17">extra</text:span><text:span text:style-name="T16">;</text:span></text:p>
        </text:list-item>
        <text:list-item>
          <text:p text:style-name="P21">4 as pílulas de poder. </text:p>
        </text:list-item>
      </text:list>
      <text:p text:style-name="P18"><text:span text:style-name="T13"><text:tab/>Quando o Pacman passa por uma pílula esse local da matriz tem seu valor trocado de 0 para 2, para que ela não seja renderizada novamente. Além disso, foi implementado um túnel, </text:span><text:span text:style-name="T14">que </text:span><text:span text:style-name="T13">ao ser atravessado, </text:span><text:span text:style-name="T14">o Pacman e os fantasmas têm a posição da sua coluna <text:s/>zerada ou setada para o máximo, dessa forma, passam para o outro lado do mapa.</text:span></text:p>
      <text:p text:style-name="P10"><text:tab/><text:tab/></text:p>
      <text:p text:style-name="P13"><text:span text:style-name="T6"><text:tab/><text:tab/></text:span><text:span text:style-name="T33">PARTE </text:span><text:span text:style-name="T34">2</text:span><text:span text:style-name="T33">:</text:span><text:span text:style-name="T6"> </text:span><text:span text:style-name="T7">movimentação do Pacman </text:span><text:span text:style-name="T8">e pontuação</text:span><text:span text:style-name="T7">;</text:span></text:p>
      <text:p text:style-name="P16"><text:span text:style-name="T11"><text:tab/>Para a movimentação do Pacman, foi necessário criar </text:span><text:span text:style-name="T12">uma</text:span><text:span text:style-name="T11"> variável </text:span><text:span text:style-name="T12">inteira de 4 valores possíveis que representam a intenção da direção do personagem</text:span><text:span text:style-name="T11">:</text:span></text:p>
      <text:list xml:id="list443328254" text:style-name="L2">
        <text:list-item>
          <text:p text:style-name="P27"><text:span text:style-name="T11">1 </text:span><text:span text:style-name="T12">cima; </text:span></text:p>
        </text:list-item>
        <text:list-item>
          <text:p text:style-name="P22">2 baixo; </text:p>
        </text:list-item>
        <text:list-item>
          <text:p text:style-name="P22">3 direita; </text:p>
        </text:list-item>
        <text:list-item>
          <text:p text:style-name="P22">4 esquerda.</text:p>
        </text:list-item>
      </text:list>
      <text:p text:style-name="P18"><text:span text:style-name="T12"><text:tab/></text:span><text:span text:style-name="T16">A</text:span><text:span text:style-name="T19">o pressionar alguma tecla de movimento, o programa verifica se a próxima casa na direção desejada é uma parede, se não for, altera a variável de intenção. </text:span><text:span text:style-name="T18">Ao chegar numa quina, não se movimentará até que seja pressionada uma tecla para uma direção válida. </text:span></text:p>
      <text:p text:style-name="P19"><text:soft-page-break/><text:span text:style-name="T18"><text:tab/></text:span><text:span text:style-name="T20">Com relação à pontuação, foi implementada a seguinte lógica: a quantidade total de pílulas renderizadas no início é armazenada em uma variável “totalPilulas” para que seja possível identificar o final do jogo. </text:span></text:p>
      <text:p text:style-name="P19"><text:span text:style-name="T20"><text:tab/>Quando o Pacman passa por uma pílula, é somado 10 ao seu placar e 1 ao seu contador de pílulas, quando esse contador é igual à variável “totalPilulas”, o jogador ganha o jogo. </text:span><text:span text:style-name="T21">Além disso, o local da pílula no mapa <text:s/></text:span><text:span text:style-name="T13">tem seu valor trocado de 0 para 2. <text:tab/></text:span><text:span text:style-name="T15">Quando o Pacman passa sobre a cereja, é adicionado 100 ao placar, a matriz tem seu valor trocado de 3 para 2, ao passar pela pílula de poder é adicionado 50 pontos ao placar e a matriz tem seu valor trocado de 4 para 2. Se o Pacman come o fantasma o seu placar é adicionado em 200 pontos, o fantasma some do mapa e se inicia um temporizador de 4 segundos, que ao terminar renasce o fantasma.</text:span></text:p>
      <text:p text:style-name="P14"/>
      <text:p text:style-name="P18"><text:span text:style-name="T18"><text:tab/><text:tab/></text:span><text:span text:style-name="T22">PARTE 3:</text:span><text:span text:style-name="T24"> movimentação dos fantasmas;</text:span></text:p>
      <text:p text:style-name="P18"><text:span text:style-name="T24"><text:tab/>De forma semelhante à movimentação do Pacman, cada fantasma também tem uma variável inteira com as mesmas 4 representações de direção. </text:span><text:span text:style-name="T25">Só que, como o movimento deles é aleatório, o programa analisa quais são as direções possíveis (retirando aquela que veio) e sorteia entre elas qual seguir.</text:span></text:p>
      <text:p text:style-name="P15"><text:tab/>Em um caso específico, quando os fantasmas se encontram no quadrado em que se iniciam, onde não há direção possível além daquela em que veio, a validação muda e é permitido voltar por esse caminho.</text:p>
      <text:p text:style-name="P18"><text:span text:style-name="T25"><text:tab/></text:span><text:span text:style-name="T26">Se a posição da matriz de um fantasma é igual </text:span><text:span text:style-name="T27">ao do Pacman, e ele n se encontra no modo de poder (booleano) o Pacman morre e o jogo é fechado.</text:span></text:p>
      <text:p text:style-name="P23"/>
      <text:p text:style-name="P18"><text:span text:style-name="T27"><text:tab/><text:tab/></text:span><text:span text:style-name="T23">IMPLEMENTAÇÕES EXTRAS:</text:span><text:span text:style-name="T28"> cereja</text:span><text:span text:style-name="T29">;</text:span></text:p>
      <text:p text:style-name="P24"><text:tab/>Para a implementação da cereja, foi necessário adicion<text:span text:style-name="T35">ar</text:span> <text:span text:style-name="T35">a um vetor de variável “struct” a coordenada da matriz para cada espaço em vazio</text:span>, para que seja sorteada entre elas uma que renderizará a cereja.</text:p>
      <text:p text:style-name="P23"/>
      <text:p text:style-name="P18"><text:span text:style-name="T27"><text:tab/></text:span><text:span text:style-name="T32">3.0 Conclusão:</text:span></text:p>
      <text:p text:style-name="P18"><text:span text:style-name="T32"><text:tab/></text:span><text:span text:style-name="T29">De forma geral, o objetivo do trabalho foi concluído, visto que a versão final do jogo </text:span><text:span text:style-name="T30">realmente ficou próxima ao original, com todas as funcionalidades de movimentação do Pacman, pontuação e morte temporária dos fantasmas. Faltando corrigir alguns “bugs”, como em alguns casos em que o fantasma atravessa o Pacman, sem uma colisão efetiva, e a </text:span><text:span text:style-name="T31">funcionalidade de um dos fantasmas perseguir o Pacman.</text:span></text:p>
      <text:p text:style-name="P25"><text:soft-page-break/><text:tab/>Apesar disso, o trabalho foi extremamente produtivo ao apresentar uma mostra do desenvolvimento de jogos simples, com uso de uma biblioteca versátil, promovendo o ensino de programação para além do convenc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7:41:25.675000000</meta:creation-date>
    <dc:date>2022-08-04T21:19:05.245000000</dc:date>
    <meta:editing-duration>PT45M49S</meta:editing-duration>
    <meta:editing-cycles>11</meta:editing-cycles>
    <meta:generator>LibreOffice/7.3.4.2$Windows_X86_64 LibreOffice_project/728fec16bd5f605073805c3c9e7c4212a0120dc5</meta:generator>
    <meta:print-date>2022-08-03T22:37:27.869000000</meta:print-date>
    <meta:document-statistic meta:table-count="0" meta:image-count="0" meta:object-count="0" meta:page-count="4" meta:paragraph-count="39" meta:word-count="745" meta:character-count="4314" meta:non-whitespace-character-count="3573"/>
  </office:meta>
</office:document-meta>
</file>